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adornments="Regular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16pt" fo:language="ru" fo:country="RU" fo:font-weight="bold" officeooo:rsid="00050583" officeooo:paragraph-rsid="00050583" style:font-size-asian="16pt" style:font-weight-asian="bold" style:font-size-complex="16pt" style:font-weight-complex="bold"/>
    </style:style>
    <style:style style:name="P2" style:family="paragraph" style:parent-style-name="ГОСТ_5f_основной_5f_текст_5f_Косенок" style:list-style-name="ГОСТ_5f_маркированный_5f_Косенок"/>
    <style:style style:name="P3" style:family="paragraph" style:parent-style-name="ГОСТ_5f_основной_5f_текст_5f_Косенок" style:list-style-name="ГОСТ_5f_многоуровневый_5f_2_5f_Косенок"/>
    <style:style style:name="P4" style:family="paragraph" style:parent-style-name="ГОСТ_5f_основной_5f_текст_5f_Косенок">
      <style:paragraph-properties fo:text-align="justify" style:justify-single-word="false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font-weight="normal" style:font-size-asian="14pt" style:font-weight-asian="normal" style:font-size-complex="14pt" style:font-weight-complex="normal"/>
    </style:style>
    <style:style style:name="T3" style:family="text">
      <style:text-properties fo:font-size="14pt" fo:language="ru" fo:country="RU" fo:font-weight="bold" officeooo:rsid="000afbbe" style:font-size-asian="14pt" style:font-weight-asian="bold" style:font-size-complex="14pt" style:font-weight-complex="bold"/>
    </style:style>
    <style:style style:name="T4" style:family="text">
      <style:text-properties fo:font-size="14pt" fo:language="ru" fo:country="RU" fo:font-weight="bold" officeooo:rsid="000cea06" style:font-size-asian="14pt" style:font-weight-asian="bold" style:font-size-complex="14pt" style:font-weight-complex="bold"/>
    </style:style>
    <style:style style:name="T5" style:family="text">
      <style:text-properties fo:font-size="14pt" fo:language="ru" fo:country="RU" fo:font-weight="bold" officeooo:rsid="01d0a15e" style:font-size-asian="14pt" style:font-weight-asian="bold" style:font-size-complex="14pt" style:font-weight-complex="bold"/>
    </style:style>
    <style:style style:name="T6" style:family="text">
      <style:text-properties fo:font-size="14pt" fo:language="ru" fo:country="RU" fo:font-weight="bold" officeooo:rsid="01d061bd" style:font-size-asian="14pt" style:font-weight-asian="bold" style:font-size-complex="14pt" style:font-weight-complex="bold"/>
    </style:style>
    <style:style style:name="T7" style:family="text">
      <style:text-properties fo:font-size="14pt" fo:language="ru" fo:country="RU" fo:font-weight="bold" officeooo:rsid="01d26253" style:font-size-asian="14pt" style:font-weight-asian="bold" style:font-size-complex="14pt" style:font-weight-complex="bold"/>
    </style:style>
    <style:style style:name="T8" style:family="text">
      <style:text-properties fo:font-size="14pt" fo:language="ru" fo:country="RU" fo:font-weight="normal" officeooo:rsid="01d061bd" style:font-size-asian="14pt" style:font-weight-asian="normal" style:font-size-complex="14pt" style:font-weight-complex="normal"/>
    </style:style>
    <style:style style:name="T9" style:family="text">
      <style:text-properties fo:font-size="14pt" fo:language="ru" fo:country="RU" fo:font-weight="normal" officeooo:rsid="01d26253" style:font-size-asian="14pt" style:font-weight-asian="normal" style:font-size-complex="14pt" style:font-weight-complex="normal"/>
    </style:style>
    <style:style style:name="T10" style:family="text">
      <style:text-properties fo:font-size="14pt" fo:language="ru" fo:country="RU" fo:font-weight="normal" officeooo:rsid="01fc9579" style:font-size-asian="14pt" style:font-weight-asian="normal" style:font-size-complex="14pt" style:font-weight-complex="normal"/>
    </style:style>
    <style:style style:name="T11" style:family="text">
      <style:text-properties fo:font-size="14pt" fo:language="ru" fo:country="RU" fo:font-weight="normal" officeooo:rsid="000fc7a1" style:font-size-asian="14pt" style:font-weight-asian="normal" style:font-size-complex="14pt" style:font-weight-complex="normal"/>
    </style:style>
    <style:style style:name="T12" style:family="text">
      <style:text-properties fo:font-size="14pt" fo:language="ru" fo:country="RU" fo:font-weight="normal" officeooo:rsid="01e2c762" style:font-size-asian="14pt" style:font-weight-asian="normal" style:font-size-complex="14pt" style:font-weight-complex="normal"/>
    </style:style>
    <style:style style:name="T13" style:family="text">
      <style:text-properties fo:font-size="14pt" fo:language="ru" fo:country="RU" fo:font-weight="normal" officeooo:rsid="000eb9d5" style:font-size-asian="14pt" style:font-weight-asian="normal" style:font-size-complex="14pt" style:font-weight-complex="normal"/>
    </style:style>
    <style:style style:name="T14" style:family="text">
      <style:text-properties fo:font-size="14pt" fo:language="en" fo:country="US" fo:font-weight="normal" officeooo:rsid="01d26253" style:font-size-asian="14pt" style:font-weight-asian="normal" style:font-size-complex="14pt" style:font-weight-complex="normal"/>
    </style:style>
    <style:style style:name="T15" style:family="text">
      <style:text-properties fo:font-size="14pt" fo:language="en" fo:country="US" fo:font-weight="normal" officeooo:rsid="02049e5c" style:font-size-asian="14pt" style:font-weight-asian="normal" style:font-size-complex="14pt" style:font-weight-complex="normal"/>
    </style:style>
    <style:style style:name="T16" style:family="text">
      <style:text-properties fo:font-size="14pt" fo:language="en" fo:country="US" fo:font-weight="bold" officeooo:rsid="01d061bd" style:font-size-asian="14pt" style:font-weight-asian="bold" style:font-size-complex="14pt" style:font-weight-complex="bold"/>
    </style:style>
    <style:style style:name="T17" style:family="text">
      <style:text-properties fo:font-size="14pt" fo:language="en" fo:country="US" fo:font-weight="bold" officeooo:rsid="01d0a15e" style:font-size-asian="14pt" style:font-weight-asian="bold" style:font-size-complex="14pt" style:font-weight-complex="bold"/>
    </style:style>
    <style:style style:name="T18" style:family="text">
      <style:text-properties fo:font-size="14pt" officeooo:rsid="0011fdcd"/>
    </style:style>
    <style:style style:name="T19" style:family="text">
      <style:text-properties fo:font-size="14pt" officeooo:rsid="01e45538"/>
    </style:style>
    <style:style style:name="T20" style:family="text">
      <style:text-properties fo:font-variant="normal" fo:text-transform="none" fo:color="#202122" loext:opacity="100%" fo:letter-spacing="normal" fo:font-style="normal"/>
    </style:style>
    <style:style style:name="T21" style:family="text">
      <style:text-properties fo:font-variant="normal" fo:text-transform="none" fo:color="#202122" loext:opacity="100%" fo:font-size="14pt" fo:letter-spacing="normal" fo:font-style="normal" fo:font-weight="normal" style:font-size-asian="14pt" style:font-weight-asian="normal" style:font-size-complex="14pt" style:font-weight-complex="normal"/>
    </style:style>
    <style:style style:name="T22" style:family="text">
      <style:text-properties fo:font-variant="normal" fo:text-transform="none" fo:color="#202122" loext:opacity="100%" fo:font-size="14pt" fo:letter-spacing="normal" fo:language="ru" fo:country="RU" fo:font-style="normal" fo:font-weight="normal" officeooo:rsid="00050583" style:font-size-asian="14pt" style:font-weight-asian="normal" style:font-size-complex="14pt" style:font-weight-complex="normal"/>
    </style:style>
    <style:style style:name="T23" style:family="text">
      <style:text-properties fo:font-variant="normal" fo:text-transform="none" fo:color="#202122" loext:opacity="100%" style:font-name="Times New Roman1" fo:font-size="14pt" fo:letter-spacing="normal" fo:language="ru" fo:country="RU" fo:font-style="normal" fo:font-weight="normal" officeooo:rsid="01c9d9fb" style:font-size-asian="14pt" style:font-weight-asian="normal" style:font-size-complex="14pt" style:font-weight-complex="normal"/>
    </style:style>
    <style:style style:name="T24" style:family="text">
      <style:text-properties fo:font-variant="normal" fo:text-transform="none" fo:color="#202122" loext:opacity="100%" style:font-name="Times New Roman1" fo:font-size="14pt" fo:letter-spacing="normal" fo:language="ru" fo:country="RU" fo:font-style="normal" fo:font-weight="normal" officeooo:rsid="0011fdcd" style:font-size-asian="14pt" style:font-weight-asian="normal" style:font-size-complex="14pt" style:font-weight-complex="normal"/>
    </style:style>
    <style:style style:name="T25" style:family="text">
      <style:text-properties fo:font-variant="normal" fo:text-transform="none" fo:color="#000000" loext:opacity="100%" fo:letter-spacing="normal" fo:font-style="normal" fo:font-weight="normal" style:font-style-asian="normal" style:font-style-complex="normal"/>
    </style:style>
    <style:style style:name="T26" style:family="text">
      <style:text-properties fo:font-variant="normal" fo:text-transform="none" fo:color="#000000" loext:opacity="100%" fo:letter-spacing="normal" fo:font-style="normal" fo:font-weight="normal" officeooo:rsid="01e1d70a" style:font-style-asian="normal" style:font-style-complex="normal"/>
    </style:style>
    <style:style style:name="T27" style:family="text">
      <style:text-properties fo:font-variant="normal" fo:text-transform="none" fo:color="#24292e" loext:opacity="100%" fo:letter-spacing="normal"/>
    </style:style>
    <style:style style:name="T28" style:family="text">
      <style:text-properties fo:font-variant="normal" fo:text-transform="none" fo:color="#24292e" loext:opacity="100%" fo:letter-spacing="normal" fo:font-style="normal" fo:font-weight="normal"/>
    </style:style>
    <style:style style:name="T29" style:family="text">
      <style:text-properties fo:font-variant="normal" fo:text-transform="none" fo:color="#24292e" loext:opacity="100%" fo:letter-spacing="normal" fo:font-style="normal" fo:font-weight="normal" officeooo:rsid="01e1d70a"/>
    </style:style>
    <style:style style:name="T30" style:family="text">
      <style:text-properties fo:font-variant="normal" fo:text-transform="none" fo:color="#24292e" loext:opacity="100%" fo:letter-spacing="normal" fo:font-style="normal" fo:font-weight="normal" officeooo:rsid="020996bd"/>
    </style:style>
    <style:style style:name="T31" style:family="text">
      <style:text-properties fo:font-variant="normal" fo:text-transform="none" fo:color="#24292e" loext:opacity="100%" style:font-name="Times New Roman1" fo:font-size="14pt" fo:letter-spacing="normal" fo:language="en" fo:country="US" officeooo:rsid="020996bd"/>
    </style:style>
    <style:style style:name="T32" style:family="text">
      <style:text-properties fo:font-variant="normal" fo:text-transform="none" fo:color="#24292e" loext:opacity="100%" style:font-name="Times New Roman1" fo:font-size="14pt" fo:letter-spacing="normal" fo:language="en" fo:country="US" fo:font-style="normal" fo:font-weight="normal" officeooo:rsid="020996bd"/>
    </style:style>
    <style:style style:name="T33" style:family="text">
      <style:text-properties fo:font-variant="normal" fo:text-transform="none" fo:letter-spacing="normal" fo:font-style="normal" fo:font-weight="normal"/>
    </style:style>
    <style:style style:name="T34" style:family="text">
      <style:text-properties fo:font-variant="normal" fo:text-transform="none" fo:letter-spacing="normal" fo:font-style="normal" fo:font-weight="normal" officeooo:rsid="01e1d70a"/>
    </style:style>
    <style:style style:name="T35" style:family="text">
      <style:text-properties fo:font-variant="normal" fo:text-transform="none" fo:letter-spacing="normal" fo:font-style="normal" fo:font-weight="normal" officeooo:rsid="01e2c762"/>
    </style:style>
    <style:style style:name="T36" style:family="text">
      <style:text-properties fo:font-variant="normal" fo:text-transform="none" fo:letter-spacing="normal" fo:language="en" fo:country="US" fo:font-style="normal" fo:font-weight="normal" officeooo:rsid="01e1d70a"/>
    </style:style>
    <style:style style:name="T37" style:family="text">
      <style:text-properties fo:font-variant="normal" fo:text-transform="none" fo:letter-spacing="normal" fo:language="ru" fo:country="RU" fo:font-style="normal" fo:font-weight="normal" officeooo:rsid="01e1d70a"/>
    </style:style>
    <style:style style:name="T38" style:family="text">
      <style:text-properties fo:font-variant="normal" fo:text-transform="none" fo:letter-spacing="normal" fo:language="ru" fo:country="RU" fo:font-style="normal" fo:font-weight="normal" officeooo:rsid="01e2c762"/>
    </style:style>
    <style:style style:name="T39" style:family="text">
      <style:text-properties fo:font-variant="normal" fo:text-transform="none" style:font-name="Times New Roman1" fo:font-size="14pt" fo:letter-spacing="normal" fo:font-style="normal" fo:font-weight="normal" officeooo:rsid="01e1d70a"/>
    </style:style>
    <style:style style:name="T40" style:family="text">
      <style:text-properties fo:font-variant="normal" fo:text-transform="none" style:font-name="Times New Roman1" fo:font-size="14pt" fo:letter-spacing="normal" fo:font-style="normal" fo:font-weight="normal" officeooo:rsid="020996bd"/>
    </style:style>
    <style:style style:name="T41" style:family="text">
      <style:text-properties fo:language="ru" fo:country="RU" officeooo:rsid="0006d947"/>
    </style:style>
    <style:style style:name="T42" style:family="text">
      <style:text-properties fo:language="ru" fo:country="RU" fo:font-weight="bold" officeooo:rsid="01d3d3f5" style:font-weight-asian="bold" style:font-weight-complex="bold"/>
    </style:style>
    <style:style style:name="T43" style:family="text">
      <style:text-properties fo:language="ru" fo:country="RU" officeooo:rsid="00087d62"/>
    </style:style>
    <style:style style:name="T44" style:family="text">
      <style:text-properties fo:language="ru" fo:country="RU" officeooo:rsid="00094d58"/>
    </style:style>
    <style:style style:name="T45" style:family="text">
      <style:text-properties fo:language="ru" fo:country="RU" officeooo:rsid="000afbbe"/>
    </style:style>
    <style:style style:name="T46" style:family="text">
      <style:text-properties fo:language="ru" fo:country="RU" officeooo:rsid="01d26253"/>
    </style:style>
    <style:style style:name="T47" style:family="text">
      <style:text-properties fo:language="ru" fo:country="RU" officeooo:rsid="01d0a15e"/>
    </style:style>
    <style:style style:name="T48" style:family="text">
      <style:text-properties fo:language="ru" fo:country="RU" officeooo:rsid="01d3d3f5"/>
    </style:style>
    <style:style style:name="T49" style:family="text">
      <style:text-properties fo:language="ru" fo:country="RU" officeooo:rsid="01d59a1d"/>
    </style:style>
    <style:style style:name="T50" style:family="text">
      <style:text-properties fo:language="ru" fo:country="RU" officeooo:rsid="000cea06"/>
    </style:style>
    <style:style style:name="T51" style:family="text">
      <style:text-properties fo:language="ru" fo:country="RU" officeooo:rsid="01dc25f1"/>
    </style:style>
    <style:style style:name="T52" style:family="text">
      <style:text-properties fo:language="ru" fo:country="RU" officeooo:rsid="01dfa536"/>
    </style:style>
    <style:style style:name="T53" style:family="text">
      <style:text-properties fo:language="ru" fo:country="RU" officeooo:rsid="01e16b47"/>
    </style:style>
    <style:style style:name="T54" style:family="text">
      <style:text-properties fo:language="ru" fo:country="RU" officeooo:rsid="01e2c762"/>
    </style:style>
    <style:style style:name="T55" style:family="text">
      <style:text-properties fo:language="ru" fo:country="RU" officeooo:rsid="01e1d70a"/>
    </style:style>
    <style:style style:name="T56" style:family="text">
      <style:text-properties fo:font-size="16pt" fo:font-weight="bold" style:font-size-asian="16pt" style:font-weight-asian="bold" style:font-size-complex="16pt" style:font-weight-complex="bold"/>
    </style:style>
    <style:style style:name="T57" style:family="text">
      <style:text-properties fo:font-size="16pt" fo:language="ru" fo:country="RU" fo:font-weight="bold" style:font-size-asian="16pt" style:font-weight-asian="bold" style:font-size-complex="16pt" style:font-weight-complex="bold"/>
    </style:style>
    <style:style style:name="T58" style:family="text">
      <style:text-properties fo:font-size="16pt" fo:language="ru" fo:country="RU" fo:font-weight="bold" officeooo:rsid="00050583" style:font-size-asian="16pt" style:font-weight-asian="bold" style:font-size-complex="16pt" style:font-weight-complex="bold"/>
    </style:style>
    <style:style style:name="T59" style:family="text">
      <style:text-properties fo:font-size="16pt" fo:language="ru" fo:country="RU" fo:font-weight="bold" officeooo:rsid="0006d947" style:font-size-asian="16pt" style:font-weight-asian="bold" style:font-size-complex="16pt" style:font-weight-complex="bold"/>
    </style:style>
    <style:style style:name="T60" style:family="text">
      <style:text-properties fo:font-size="16pt" fo:language="ru" fo:country="RU" fo:font-weight="bold" officeooo:rsid="000afbbe" style:font-size-asian="16pt" style:font-weight-asian="bold" style:font-size-complex="16pt" style:font-weight-complex="bold"/>
    </style:style>
    <style:style style:name="T61" style:family="text">
      <style:text-properties fo:font-size="16pt" fo:language="ru" fo:country="RU" fo:font-weight="bold" officeooo:rsid="000cea06" style:font-size-asian="16pt" style:font-weight-asian="bold" style:font-size-complex="16pt" style:font-weight-complex="bold"/>
    </style:style>
    <style:style style:name="T62" style:family="text">
      <style:text-properties fo:font-size="16pt" fo:language="ru" fo:country="RU" fo:font-weight="bold" officeooo:rsid="01e2c762" style:font-size-asian="16pt" style:font-weight-asian="bold" style:font-size-complex="16pt" style:font-weight-complex="bold"/>
    </style:style>
    <style:style style:name="T63" style:family="text">
      <style:text-properties fo:font-size="16pt" fo:language="ru" fo:country="RU" fo:font-weight="bold" officeooo:rsid="000eb9d5" style:font-size-asian="16pt" style:font-weight-asian="bold" style:font-size-complex="16pt" style:font-weight-complex="bold"/>
    </style:style>
    <style:style style:name="T64" style:family="text">
      <style:text-properties fo:font-size="16pt" fo:language="ru" fo:country="RU" fo:font-weight="bold" officeooo:rsid="01fc9579" style:font-size-asian="16pt" style:font-weight-asian="bold" style:font-size-complex="16pt" style:font-weight-complex="bold"/>
    </style:style>
    <style:style style:name="T65" style:family="text">
      <style:text-properties style:font-name="Times New Roman1" fo:font-size="14pt" fo:language="ru" fo:country="RU" officeooo:rsid="00050583"/>
    </style:style>
    <style:style style:name="T66" style:family="text">
      <style:text-properties style:font-name="Times New Roman1" fo:font-size="14pt" fo:language="ru" fo:country="RU" fo:font-weight="normal" officeooo:rsid="01d061bd" style:font-size-asian="14pt" style:font-weight-asian="normal" style:font-size-complex="14pt" style:font-weight-complex="normal"/>
    </style:style>
    <style:style style:name="T67" style:family="text">
      <style:text-properties style:font-name="Times New Roman1" fo:font-size="14pt" fo:language="ru" fo:country="RU" officeooo:rsid="01d59a1d"/>
    </style:style>
    <style:style style:name="T68" style:family="text">
      <style:text-properties style:font-name="Times New Roman1" fo:font-size="14pt" fo:language="ru" fo:country="RU" officeooo:rsid="01d73e5f"/>
    </style:style>
    <style:style style:name="T69" style:family="text">
      <style:text-properties style:font-name="Times New Roman1" fo:font-size="14pt" fo:language="ru" fo:country="RU" officeooo:rsid="01e16b47"/>
    </style:style>
    <style:style style:name="T70" style:family="text">
      <style:text-properties style:font-name="Times New Roman1" fo:font-size="14pt" fo:language="ru" fo:country="RU" officeooo:rsid="020996bd"/>
    </style:style>
    <style:style style:name="T71" style:family="text">
      <style:text-properties style:font-name="Times New Roman1" fo:font-size="14pt" fo:language="ru" fo:country="RU" officeooo:rsid="0011fdcd"/>
    </style:style>
    <style:style style:name="T72" style:family="text">
      <style:text-properties style:font-name="Times New Roman1" fo:font-size="14pt" officeooo:rsid="01e1d70a"/>
    </style:style>
    <style:style style:name="T73" style:family="text">
      <style:text-properties style:font-name="Times New Roman1" fo:font-size="14pt" officeooo:rsid="01e45538"/>
    </style:style>
    <style:style style:name="T74" style:family="text">
      <style:text-properties style:font-name="Times New Roman1" fo:font-size="14pt" officeooo:rsid="0011fdcd"/>
    </style:style>
    <style:style style:name="T75" style:family="text">
      <style:text-properties fo:language="en" fo:country="US" officeooo:rsid="000afbbe"/>
    </style:style>
    <style:style style:name="T76" style:family="text">
      <style:text-properties fo:language="en" fo:country="US" officeooo:rsid="01d26253"/>
    </style:style>
    <style:style style:name="T77" style:family="text">
      <style:text-properties fo:language="en" fo:country="US" officeooo:rsid="01dfa536"/>
    </style:style>
    <style:style style:name="T78" style:family="text">
      <style:text-properties fo:language="en" fo:country="US" officeooo:rsid="01e2c762"/>
    </style:style>
    <style:style style:name="T79" style:family="text">
      <style:text-properties fo:language="en" fo:country="US" officeooo:rsid="01e16b47"/>
    </style:style>
    <style:style style:name="T80" style:family="text">
      <style:text-properties fo:language="en" fo:country="US" officeooo:rsid="01e1d70a"/>
    </style:style>
    <style:style style:name="T81" style:family="text">
      <style:text-properties officeooo:rsid="0006d947"/>
    </style:style>
    <style:style style:name="T82" style:family="text">
      <style:text-properties officeooo:rsid="01d3d3f5"/>
    </style:style>
    <style:style style:name="T83" style:family="text">
      <style:text-properties officeooo:rsid="01dfa536"/>
    </style:style>
    <style:style style:name="T84" style:family="text">
      <style:text-properties officeooo:rsid="01e1d70a"/>
    </style:style>
    <style:style style:name="T85" style:family="text">
      <style:text-properties officeooo:rsid="01e2c762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Цель и актуальность курсовой работы.</text:p>
      <text:p text:style-name="P1"/>
      <text:p text:style-name="ГОСТ_5f_основной_5f_текст_5f_Косенок"><text:span text:style-name="ГОСТ_5f_текст_5f_Косенок"><text:span text:style-name="T2">Актуальность работы заключается в том, что сдвиговые регистры применялись еще до массового использования ЭВМ и современных шифраторов, а сегодня они широко применяются в теории кодирования и криптографии.</text:span></text:span></text:p>
      <text:p text:style-name="ГОСТ_5f_основной_5f_текст_5f_Косенок"><text:span text:style-name="ГОСТ_5f_текст_5f_Косенок"><text:span text:style-name="T22">Целью данной курсовой работы является освоение технологий и методов программирования, а также разработка программы генератора псевдослучайной последовательности на базе регистра сдвига с линейной обратной связью с разрядностью </text:span></text:span><text:span text:style-name="ГОСТ_5f_текст_5f_Косенок"><text:span text:style-name="T24">64</text:span></text:span><text:span text:style-name="ГОСТ_5f_текст_5f_Косенок"><text:span text:style-name="T22"> бит в конфигурации </text:span></text:span><text:span text:style-name="ГОСТ_5f_текст_5f_Косенок"><text:span text:style-name="T23">Галуа</text:span></text:span><text:span text:style-name="ГОСТ_5f_текст_5f_Косенок"><text:span text:style-name="T22">.</text:span></text:span></text:p>
      <text:p text:style-name="ГОСТ_5f_основной_5f_текст_5f_Косенок"><text:span text:style-name="ГОСТ_5f_текст_5f_Косенок"><text:span text:style-name="T20">Поставленные задачи.</text:span></text:span></text:p>
      <text:p text:style-name="ГОСТ_5f_основной_5f_текст_5f_Косенок"><text:span text:style-name="ГОСТ_5f_текст_5f_Косенок"><text:span text:style-name="T1">В процессе выполнения курсовой работы были выполнены следующие задачи: </text:span></text:span></text:p>
      <text:list xml:id="list3290219176" text:style-name="ГОСТ_5f_маркированный_5f_Косенок">
        <text:list-item>
          <text:p text:style-name="P2"><text:span text:style-name="ГОСТ_5f_текст_5f_Косенок"><text:span text:style-name="T1">утверждено ТЗ; </text:span></text:span></text:p>
        </text:list-item>
        <text:list-item>
          <text:p text:style-name="P2"><text:span text:style-name="ГОСТ_5f_текст_5f_Косенок"><text:span text:style-name="T1">разработаны UML-диаграммы вариантов использования и классов </text:span></text:span></text:p>
        </text:list-item>
        <text:list-item>
          <text:p text:style-name="P2"><text:span text:style-name="ГОСТ_5f_текст_5f_Косенок"><text:span text:style-name="T1">разработаны UML-диаграммы деятельности и последовательности;</text:span></text:span></text:p>
        </text:list-item>
        <text:list-item>
          <text:p text:style-name="P2"><text:span text:style-name="ГОСТ_5f_текст_5f_Косенок"><text:span text:style-name="T1">разработан код программы;</text:span></text:span></text:p>
        </text:list-item>
        <text:list-item>
          <text:p text:style-name="P2"><text:span text:style-name="ГОСТ_5f_текст_5f_Косенок"><text:span text:style-name="T1">проведено модульное тестирование программы;</text:span></text:span></text:p>
        </text:list-item>
        <text:list-item>
          <text:p text:style-name="P2"><text:span text:style-name="ГОСТ_5f_текст_5f_Косенок"><text:span text:style-name="T1">проведено приемочное тестирование программы;</text:span></text:span></text:p>
        </text:list-item>
        <text:list-item>
          <text:p text:style-name="P2"><text:span text:style-name="ГОСТ_5f_текст_5f_Косенок"><text:span text:style-name="T1">разработана документация к программе;</text:span></text:span></text:p>
        </text:list-item>
        <text:list-item>
          <text:p text:style-name="P2"><text:span text:style-name="ГОСТ_5f_текст_5f_Косенок"><text:span text:style-name="T21">оформлен отчет о курсовой работе. </text:span></text:span></text:p>
        </text:list-item>
      </text:list>
      <text:p text:style-name="ГОСТ_5f_основной_5f_текст_5f_Косенок"><text:span text:style-name="ГОСТ_5f_текст_5f_Косенок"><text:span text:style-name="T56">Описание </text:span></text:span><text:span text:style-name="ГОСТ_5f_текст_5f_Косенок"><text:span text:style-name="T57">ср</text:span></text:span><text:span text:style-name="ГОСТ_5f_текст_5f_Косенок"><text:span text:style-name="T58">е</text:span></text:span><text:span text:style-name="ГОСТ_5f_текст_5f_Косенок"><text:span text:style-name="T57">ды</text:span></text:span><text:span text:style-name="ГОСТ_5f_текст_5f_Косенок"><text:span text:style-name="T56"> разработки</text:span></text:span></text:p>
      <text:p text:style-name="ГОСТ_5f_основной_5f_текст_5f_Косенок"><text:span text:style-name="ГОСТ_5f_текст_5f_Косенок">Разработка программы осуществлялась в операционной системе Linux. При написании программы была выбрана среда разработки «Codelite».</text:span></text:p>
      <text:p text:style-name="ГОСТ_5f_основной_5f_текст_5f_Косенок"><text:span text:style-name="ГОСТ_5f_текст_5f_Косенок"><text:s/>Код программы писался на языке С++. При написании программы </text:span><text:span text:style-name="ГОСТ_5f_текст_5f_Косенок"><text:span text:style-name="T65">использовалось</text:span></text:span><text:span text:style-name="ГОСТ_5f_текст_5f_Косенок"> объектно-ориентированное программирование. Основано на представлении программы в виде совокупности объектов, каждый из которых является экземпляром определённого класса, а классы образуют иерархию наследования. </text:span></text:p>
      <text:p text:style-name="ГОСТ_5f_основной_5f_текст_5f_Косенок"><text:span text:style-name="ГОСТ_5f_текст_5f_Косенок"/></text:p>
      <text:p text:style-name="ГОСТ_5f_основной_5f_текст_5f_Косенок"><text:soft-page-break/><text:span text:style-name="ГОСТ_5f_текст_5f_Косенок"><text:span text:style-name="T59">Алгоритм работы регистра сдвига с линейной обратной связью</text:span></text:span></text:p>
      <text:p text:style-name="ГОСТ_5f_основной_5f_текст_5f_Косенок"><text:span text:style-name="ГОСТ_5f_текст_5f_Косенок"><text:span text:style-name="T81">1 </text:span></text:span><text:span text:style-name="ГОСТ_5f_текст_5f_Косенок"><text:span text:style-name="T41">В регистр заносится начальное значение;</text:span></text:span></text:p>
      <text:p text:style-name="ГОСТ_5f_основной_5f_текст_5f_Косенок"><text:span text:style-name="ГОСТ_5f_текст_5f_Косенок"><text:span text:style-name="T41">2 Задаётся нужный полином;</text:span></text:span></text:p>
      <text:p text:style-name="ГОСТ_5f_основной_5f_текст_5f_Косенок"><text:span text:style-name="ГОСТ_5f_текст_5f_Косенок"><text:span text:style-name="T41">3 Запускается цикл, по количеству бит в числе (в данном случае </text:span></text:span><text:span text:style-name="ГОСТ_5f_текст_5f_Косенок"><text:span text:style-name="T71">64</text:span></text:span><text:span text:style-name="ГОСТ_5f_текст_5f_Косенок"><text:span text:style-name="T41">);</text:span></text:span></text:p>
      <text:p text:style-name="ГОСТ_5f_основной_5f_текст_5f_Косенок"><text:span text:style-name="ГОСТ_5f_текст_5f_Косенок"><text:span text:style-name="T43">4 </text:span></text:span><text:span text:style-name="ГОСТ_5f_текст_5f_Косенок"><text:span text:style-name="T44">За каждый проход цикла с помощью полинома </text:span></text:span><text:span text:style-name="ГОСТ_5f_текст_5f_Косенок"><text:span text:style-name="T45">выполняется операция </text:span></text:span><text:span text:style-name="ГОСТ_5f_текст_5f_Косенок"><text:span text:style-name="T75">XOR </text:span></text:span><text:span text:style-name="ГОСТ_5f_текст_5f_Косенок"><text:span text:style-name="T45">и регистр сдвигается вправо;</text:span></text:span></text:p>
      <text:p text:style-name="ГОСТ_5f_основной_5f_текст_5f_Косенок"><text:span text:style-name="ГОСТ_5f_текст_5f_Косенок"><text:span text:style-name="T45">5 Конечный бит записывается в переменную и добавляется в начало регистра.</text:span></text:span></text:p>
      <text:p text:style-name="ГОСТ_5f_основной_5f_текст_5f_Косенок"><text:span text:style-name="ГОСТ_5f_текст_5f_Косенок"><text:span text:style-name="T60">Проектирование с помощью UML-диаграмм</text:span></text:span></text:p>
      <text:p text:style-name="ГОСТ_5f_основной_5f_текст_5f_Косенок"><text:span text:style-name="ГОСТ_5f_текст_5f_Косенок">По заданию разработаны Uml-диаграммы вариантов использования, классов, последовательности и деятельности. </text:span></text:p>
      <text:p text:style-name="ГОСТ_5f_основной_5f_текст_5f_Косенок"><text:span text:style-name="ГОСТ_5f_текст_5f_Косенок"><text:span text:style-name="T3">UML диаграмма вариантов использования:</text:span></text:span></text:p>
      <text:p text:style-name="ГОСТ_5f_основной_5f_текст_5f_Косенок"><text:span text:style-name="ГОСТ_5f_текст_5f_Косенок"><text:span text:style-name="T8">В данной курсовой работе диаграмма вариантов использования показывает, что пользователь может получить псевдослучайную(-ые) последовательность</text:span></text:span><text:span text:style-name="ГОСТ_5f_текст_5f_Косенок"><text:span text:style-name="T66">(-сти)</text:span></text:span><text:span text:style-name="ГОСТ_5f_текст_5f_Косенок"><text:span text:style-name="T8"> только после ввода количества чисел.</text:span></text:span></text:p>
      <text:p text:style-name="ГОСТ_5f_основной_5f_текст_5f_Косенок"><text:span text:style-name="ГОСТ_5f_текст_5f_Косенок"><text:span text:style-name="T4">Д</text:span></text:span><text:span text:style-name="ГОСТ_5f_текст_5f_Косенок"><text:span text:style-name="T5">иаграмма классов </text:span></text:span><text:span text:style-name="ГОСТ_5f_текст_5f_Косенок"><text:span text:style-name="T6">в </text:span></text:span><text:span text:style-name="ГОСТ_5f_текст_5f_Косенок"><text:span text:style-name="T16">UM</text:span></text:span><text:span text:style-name="ГОСТ_5f_текст_5f_Косенок"><text:span text:style-name="T17">L:</text:span></text:span></text:p>
      <text:p text:style-name="ГОСТ_5f_основной_5f_текст_5f_Косенок"><text:span text:style-name="ГОСТ_5f_текст_5f_Косенок"><text:span text:style-name="T47">В данной курсовой работе в диаграмме классов содержаться два класса:</text:span></text:span></text:p>
      <text:list xml:id="list202143001974852" text:continue-numbering="true" text:style-name="ГОСТ_5f_маркированный_5f_Косенок">
        <text:list-item>
          <text:p text:style-name="P2"><text:span text:style-name="ГОСТ_5f_текст_5f_Косенок"><text:span text:style-name="T76">LFSR_Galois (К</text:span></text:span><text:span text:style-name="ГОСТ_5f_текст_5f_Косенок"><text:span text:style-name="T46">ласс, работающий с генерацией последовательности</text:span></text:span><text:span text:style-name="ГОСТ_5f_текст_5f_Косенок"><text:span text:style-name="T76">)</text:span></text:span></text:p>
        </text:list-item>
        <text:list-item>
          <text:p text:style-name="P2"><text:span text:style-name="ГОСТ_5f_текст_5f_Косенок"><text:span text:style-name="T14">Galois_Error </text:span></text:span><text:span text:style-name="ГОСТ_5f_текст_5f_Косенок"><text:span text:style-name="T9">(Класс, предназначенный для обработки ошибок)</text:span></text:span></text:p>
          <text:p text:style-name="P2"><text:span text:style-name="ГОСТ_5f_текст_5f_Косенок"><text:span text:style-name="T7">Диаграмма деятельности:</text:span></text:span></text:p>
          <text:p text:style-name="P2"><text:span text:style-name="ГОСТ_5f_текст_5f_Косенок"><text:span text:style-name="T9"><text:s/>Диаграммы деятельности представляют собой графическое представление рабочих процессов поэтапных действий и действий с поддержкой выбора, итерации и параллелизма. Поток управления передается от одной операции к другой. Этот поток может быть последовательным, разветвленным или параллельным. </text:span></text:span></text:p>
          <text:p text:style-name="P2"><text:span text:style-name="ГОСТ_5f_текст_5f_Косенок"><text:span text:style-name="T82">В данной курсовой работе диаграмма деятельности в текстовом варианте выглядит так: П</text:span></text:span><text:span text:style-name="ГОСТ_5f_текст_5f_Косенок"><text:span text:style-name="T48">ри запуске программы пользователь должен ввести операцию, если такой операции нет, пользователь возвращается в начало программы</text:span></text:span><text:span text:style-name="ГОСТ_5f_текст_5f_Косенок"><text:span text:style-name="T49">(где ему будет нужно повторить ввод)</text:span></text:span><text:span text:style-name="ГОСТ_5f_текст_5f_Косенок"><text:span text:style-name="T48">. Если </text:span></text:span><text:span text:style-name="ГОСТ_5f_текст_5f_Косенок"><text:span text:style-name="T49">введена</text:span></text:span><text:span text:style-name="ГОСТ_5f_текст_5f_Косенок"><text:span text:style-name="T48"> </text:span></text:span><text:span text:style-name="ГОСТ_5f_текст_5f_Косенок"><text:span text:style-name="T49">операция «Выход» - последует </text:span></text:span><text:soft-page-break/><text:span text:style-name="ГОСТ_5f_текст_5f_Косенок"><text:span text:style-name="T49">завершение программы, если же операция «Генератор» - пользователю будет нужно </text:span></text:span><text:span text:style-name="ГОСТ_5f_текст_5f_Косенок"><text:span text:style-name="T67">указать количество генерируемых чисел. При вводе некорректных данных программа возвращается в начало. </text:span></text:span><text:span text:style-name="ГОСТ_5f_текст_5f_Косенок"><text:span text:style-name="T68">При вводе корректных данных терминал выдаёт пользователю результат генерации. Далее </text:span></text:span><text:span text:style-name="ГОСТ_5f_текст_5f_Косенок"><text:span text:style-name="T48">пользователь возвращается в начало программы.</text:span></text:span></text:p>
          <text:p text:style-name="P2"><text:span text:style-name="ГОСТ_5f_текст_5f_Косенок"><text:span text:style-name="T42">Диаграмма последовательности</text:span></text:span><text:span text:style-name="ГОСТ_5f_текст_5f_Косенок"><text:span text:style-name="T48"> моделирует взаимодействие объектов на основе временной последовательности. Она показывает, как одни объекты взаимодействуют с другими в конкретном прецеденте. </text:span></text:span></text:p>
        </text:list-item>
      </text:list>
      <text:p text:style-name="ГОСТ_5f_основной_5f_текст_5f_Косенок"><text:span text:style-name="ГОСТ_5f_текст_5f_Косенок"><text:span text:style-name="T51">События </text:span></text:span><text:span text:style-name="ГОСТ_5f_текст_5f_Косенок"><text:span text:style-name="T50">в данной курсовой работе </text:span></text:span><text:span text:style-name="ГОСТ_5f_текст_5f_Косенок"><text:span text:style-name="T51">идут в таком порядке:</text:span></text:span></text:p>
      <text:list xml:id="list202143214015489" text:continue-numbering="true" text:style-name="ГОСТ_5f_маркированный_5f_Косенок">
        <text:list-item>
          <text:p text:style-name="P2"><text:span text:style-name="ГОСТ_5f_текст_5f_Косенок"><text:span text:style-name="T51">команда на генерацию чисел;</text:span></text:span></text:p>
        </text:list-item>
        <text:list-item>
          <text:p text:style-name="P2"><text:span text:style-name="ГОСТ_5f_текст_5f_Косенок"><text:span text:style-name="T51">случайная генерация начального регистра;</text:span></text:span></text:p>
        </text:list-item>
        <text:list-item>
          <text:p text:style-name="P2"><text:span text:style-name="ГОСТ_5f_текст_5f_Косенок"><text:span text:style-name="T51">проверка значения на корректность;</text:span></text:span></text:p>
        </text:list-item>
        <text:list-item>
          <text:p text:style-name="P2"><text:span text:style-name="ГОСТ_5f_текст_5f_Косенок"><text:span text:style-name="T51">генерация последовательности;</text:span></text:span></text:p>
        </text:list-item>
        <text:list-item>
          <text:p text:style-name="P2"><text:span text:style-name="ГОСТ_5f_текст_5f_Косенок"><text:span text:style-name="T51">вывод последовательности.</text:span></text:span></text:p>
        </text:list-item>
      </text:list>
      <text:p text:style-name="ГОСТ_5f_основной_5f_текст_5f_Косенок"><text:span text:style-name="ГОСТ_5f_текст_5f_Косенок"><text:span text:style-name="T61">Разработка кода программы</text:span></text:span></text:p>
      <text:p text:style-name="ГОСТ_5f_основной_5f_текст_5f_Косенок"><text:span text:style-name="ГОСТ_5f_текст_5f_Косенок"><text:span text:style-name="T83">Сначала был спроектирован интерфейс программы. </text:span></text:span><text:span text:style-name="ГОСТ_5f_текст_5f_Косенок"><text:span text:style-name="T52">Важно сказать о том, что в программе с диалоговым интерфейсом данные поступают по мере их обработки и программа всегда ждёт ответа пользователя, в том числе и при ошибках. </text:span></text:span></text:p>
      <text:p text:style-name="ГОСТ_5f_основной_5f_текст_5f_Косенок"><text:span text:style-name="ГОСТ_5f_текст_5f_Косенок"><text:span text:style-name="T52">При запуске программы пользователю предлагается ввести номер операции. Если выбрана генерация последовательности, то пользователю следует </text:span></text:span><text:span text:style-name="ГОСТ_5f_текст_5f_Косенок"><text:span text:style-name="T53">ввести кол-во генерируемых чисел. </text:span></text:span><text:span text:style-name="ГОСТ_5f_текст_5f_Косенок"><text:span text:style-name="T69">Код</text:span></text:span><text:span text:style-name="ГОСТ_5f_текст_5f_Косенок"><text:span text:style-name="T52"> реализован в главном файле </text:span></text:span><text:span text:style-name="ГОСТ_5f_текст_5f_Косенок"><text:span text:style-name="T77">main.cpp. </text:span></text:span></text:p>
      <text:p text:style-name="ГОСТ_5f_основной_5f_текст_5f_Косенок"><text:span text:style-name="ГОСТ_5f_текст_5f_Косенок"><text:span text:style-name="T53">Следующим шагом был разработан класс </text:span></text:span><text:span text:style-name="ГОСТ_5f_текст_5f_Косенок"><text:span text:style-name="T79">LSFR_Galois, к</text:span></text:span><text:span text:style-name="ГОСТ_5f_текст_5f_Косенок"><text:span text:style-name="T53">оторый реализует генерацию псевдослучайной последовательности чисел на базе регистра сдвига с линейной обратной связью с разрядностью </text:span></text:span><text:span text:style-name="ГОСТ_5f_текст_5f_Косенок"><text:span text:style-name="T71">64</text:span></text:span><text:span text:style-name="ГОСТ_5f_текст_5f_Косенок"><text:span text:style-name="T53"> бит в конфигурации Галуа. Его описание представлено в заголовочном файле </text:span></text:span><text:span text:style-name="ГОСТ_5f_текст_5f_Косенок"><text:span text:style-name="T79">LSFR_Galois.h.</text:span></text:span></text:p>
      <text:p text:style-name="ГОСТ_5f_основной_5f_текст_5f_Косенок"><text:span text:style-name="ГОСТ_5f_текст_5f_Косенок"><text:span text:style-name="T53">В секции </text:span></text:span><text:span text:style-name="ГОСТ_5f_текст_5f_Косенок"><text:span text:style-name="T79">private </text:span></text:span><text:span text:style-name="ГОСТ_5f_текст_5f_Косенок"><text:span text:style-name="T53">есть 6 атрибутов:</text:span></text:span></text:p>
      <text:list xml:id="list202144262139982" text:continue-numbering="true" text:style-name="ГОСТ_5f_маркированный_5f_Косенок">
        <text:list-item>
          <text:p text:style-name="P2"><text:soft-page-break/>uint64_t polinom_bits <text:span text:style-name="T84">(п</text:span><text:span text:style-name="ГОСТ_5f_текст_5f_Косенок"><text:span text:style-name="T25">олином, показывающий какие биты подвергаются операции XOR</text:span></text:span><text:span text:style-name="ГОСТ_5f_текст_5f_Косенок"><text:span text:style-name="T26">);</text:span></text:span></text:p>
        </text:list-item>
        <text:list-item>
          <text:p text:style-name="P2"><text:span text:style-name="ГОСТ_5f_текст_5f_Косенок"><text:span text:style-name="T28">uint64_t</text:span></text:span><text:span text:style-name="ГОСТ_5f_текст_5f_Косенок"><text:span text:style-name="T27"> </text:span></text:span><text:span text:style-name="ГОСТ_5f_текст_5f_Косенок"><text:span text:style-name="T28">first_bit </text:span></text:span><text:span text:style-name="ГОСТ_5f_текст_5f_Косенок"><text:span text:style-name="T29">(</text:span></text:span><text:span text:style-name="ГОСТ_5f_текст_5f_Косенок"><text:span text:style-name="T33">первый бит которой равен 1</text:span></text:span><text:span text:style-name="ГОСТ_5f_текст_5f_Косенок"><text:span text:style-name="T34">);</text:span></text:span></text:p>
        </text:list-item>
        <text:list-item>
          <text:p text:style-name="P2"><text:span text:style-name="ГОСТ_5f_текст_5f_Косенок"><text:span text:style-name="T33">uint64_t</text:span></text:span><text:span text:style-name="ГОСТ_5f_текст_5f_Косенок"><text:span text:style-name="T27"> </text:span></text:span><text:span text:style-name="ГОСТ_5f_текст_5f_Косенок"><text:span text:style-name="T28">last_bit</text:span></text:span><text:span text:style-name="ГОСТ_5f_текст_5f_Косенок"><text:span text:style-name="T33"> </text:span></text:span><text:span text:style-name="ГОСТ_5f_текст_5f_Косенок"><text:span text:style-name="T34">(</text:span></text:span><text:span text:style-name="ГОСТ_5f_текст_5f_Косенок"><text:span text:style-name="T33">последний бит которой равен 1</text:span></text:span><text:span text:style-name="ГОСТ_5f_текст_5f_Косенок"><text:span text:style-name="T34">);</text:span></text:span></text:p>
        </text:list-item>
        <text:list-item>
          <text:p text:style-name="P2"><text:span text:style-name="ГОСТ_5f_текст_5f_Косенок"><text:span text:style-name="T33">uint64_t</text:span></text:span><text:span text:style-name="ГОСТ_5f_текст_5f_Косенок"><text:span text:style-name="T27"> </text:span></text:span><text:span text:style-name="ГОСТ_5f_текст_5f_Косенок"><text:span text:style-name="T28">start_bits</text:span></text:span><text:span text:style-name="ГОСТ_5f_текст_5f_Косенок"><text:span text:style-name="T33"> </text:span></text:span><text:span text:style-name="ГОСТ_5f_текст_5f_Косенок"><text:span text:style-name="T34">(</text:span></text:span><text:span text:style-name="ГОСТ_5f_текст_5f_Косенок"><text:span text:style-name="T39">н</text:span></text:span><text:span text:style-name="ГОСТ_5f_текст_5f_Косенок"><text:span text:style-name="T33">ачальная позиция регистра</text:span></text:span><text:span text:style-name="ГОСТ_5f_текст_5f_Косенок"><text:span text:style-name="T34">);</text:span></text:span></text:p>
        </text:list-item>
        <text:list-item>
          <text:p text:style-name="P2">const int num_bits <text:span text:style-name="T84">(</text:span><text:span text:style-name="T72">д</text:span>лина регистра<text:span text:style-name="T84">);</text:span></text:p>
        </text:list-item>
        <text:list-item>
          <text:p text:style-name="P2">const int num_numbers <text:span text:style-name="T84">(</text:span><text:span text:style-name="T72">к</text:span>оличество сдвигов регистра<text:span text:style-name="T84">).</text:span></text:p>
        </text:list-item>
      </text:list>
      <text:p text:style-name="ГОСТ_5f_основной_5f_текст_5f_Косенок"><text:span text:style-name="T84">В секции </text:span><text:span text:style-name="T80">public </text:span><text:span text:style-name="T55">класса </text:span><text:span text:style-name="ГОСТ_5f_текст_5f_Косенок"><text:span text:style-name="T37">LFSR_Galois</text:span></text:span><text:span text:style-name="T80"> </text:span><text:span text:style-name="T54">есть конструктор и </text:span><text:span text:style-name="T70">6</text:span><text:span text:style-name="T55"> методов:</text:span></text:p>
      <text:list xml:id="list202142506262701" text:continue-numbering="true" text:style-name="ГОСТ_5f_маркированный_5f_Косенок">
        <text:list-item>
          <text:p text:style-name="P2"><text:span text:style-name="ГОСТ_5f_текст_5f_Косенок"><text:span text:style-name="T33">LFSR_Galois</text:span></text:span><text:span text:style-name="ГОСТ_5f_текст_5f_Косенок"><text:span text:style-name="T34">(к</text:span></text:span><text:span text:style-name="ГОСТ_5f_текст_5f_Косенок"><text:span text:style-name="T33">онструктор</text:span></text:span><text:span text:style-name="ГОСТ_5f_текст_5f_Косенок"><text:span text:style-name="T34">);</text:span></text:span></text:p>
        </text:list-item>
        <text:list-item>
          <text:p text:style-name="P2"><text:span text:style-name="ГОСТ_5f_текст_5f_Косенок"><text:span text:style-name="T33">void</text:span></text:span><text:span text:style-name="ГОСТ_5f_текст_5f_Косенок"><text:span text:style-name="T27"> </text:span></text:span><text:span text:style-name="ГОСТ_5f_текст_5f_Косенок"><text:span text:style-name="T33">print_bits </text:span></text:span><text:span text:style-name="ГОСТ_5f_текст_5f_Косенок"><text:span text:style-name="T34">(ф</text:span></text:span><text:span text:style-name="ГОСТ_5f_текст_5f_Косенок"><text:span text:style-name="T33">ункция для вывода числа в битном представлении</text:span></text:span><text:span text:style-name="ГОСТ_5f_текст_5f_Косенок"><text:span text:style-name="T34">)</text:span></text:span><text:span text:style-name="ГОСТ_5f_текст_5f_Косенок"><text:span text:style-name="T36">;</text:span></text:span></text:p>
        </text:list-item>
        <text:list-item>
          <text:p text:style-name="P2"><text:span text:style-name="ГОСТ_5f_текст_5f_Косенок"><text:span text:style-name="T33">void</text:span></text:span><text:span text:style-name="ГОСТ_5f_текст_5f_Косенок"><text:span text:style-name="T27"> </text:span></text:span><text:span text:style-name="ГОСТ_5f_текст_5f_Косенок"><text:span text:style-name="T33">set_start_bits </text:span></text:span><text:span text:style-name="ГОСТ_5f_текст_5f_Косенок"><text:span text:style-name="T34">(ф</text:span></text:span><text:span text:style-name="ГОСТ_5f_текст_5f_Косенок"><text:span text:style-name="T33">ункция для установки начальной позиции</text:span></text:span><text:span text:style-name="ГОСТ_5f_текст_5f_Косенок"><text:span text:style-name="T36">);</text:span></text:span><text:span text:style-name="ГОСТ_5f_текст_5f_Косенок"> </text:span></text:p>
        </text:list-item>
        <text:list-item>
          <text:p text:style-name="P2"><text:span text:style-name="ГОСТ_5f_текст_5f_Косенок"><text:span text:style-name="T28">uint64_</text:span></text:span><text:span text:style-name="ГОСТ_5f_текст_5f_Косенок"><text:span text:style-name="T30">t </text:span></text:span><text:span text:style-name="ГОСТ_5f_текст_5f_Косенок"><text:span text:style-name="T31">g</text:span></text:span><text:span text:style-name="ГОСТ_5f_текст_5f_Косенок"><text:span text:style-name="T32">et</text:span></text:span><text:span text:style-name="ГОСТ_5f_текст_5f_Косенок"><text:span text:style-name="T33">_start_bits </text:span></text:span><text:span text:style-name="ГОСТ_5f_текст_5f_Косенок"><text:span text:style-name="T34">(ф</text:span></text:span><text:span text:style-name="ГОСТ_5f_текст_5f_Косенок"><text:span text:style-name="T33">ункция для </text:span></text:span><text:span text:style-name="ГОСТ_5f_текст_5f_Косенок"><text:span text:style-name="T40">вывода</text:span></text:span><text:span text:style-name="ГОСТ_5f_текст_5f_Косенок"><text:span text:style-name="T33"> начальной позиции</text:span></text:span><text:span text:style-name="ГОСТ_5f_текст_5f_Косенок"><text:span text:style-name="T36">);</text:span></text:span><text:span text:style-name="ГОСТ_5f_текст_5f_Косенок"> </text:span></text:p>
        </text:list-item>
        <text:list-item>
          <text:p text:style-name="P2"><text:span text:style-name="ГОСТ_5f_текст_5f_Косенок"><text:span text:style-name="T33">uint64_t</text:span></text:span><text:span text:style-name="ГОСТ_5f_текст_5f_Косенок"><text:span text:style-name="T27"> </text:span></text:span><text:span text:style-name="ГОСТ_5f_текст_5f_Косенок"><text:span text:style-name="T33">get_random_bits </text:span></text:span><text:span text:style-name="ГОСТ_5f_текст_5f_Косенок"><text:span text:style-name="T34">(ф</text:span></text:span><text:span text:style-name="ГОСТ_5f_текст_5f_Косенок"><text:span text:style-name="T33">ункция для генерации случайной начальной позиции</text:span></text:span><text:span text:style-name="ГОСТ_5f_текст_5f_Косенок"><text:span text:style-name="T34">);</text:span></text:span></text:p>
        </text:list-item>
        <text:list-item>
          <text:p text:style-name="P2"><text:span text:style-name="ГОСТ_5f_текст_5f_Косенок"><text:span text:style-name="T33">uint64_t</text:span></text:span><text:span text:style-name="ГОСТ_5f_текст_5f_Косенок"><text:span text:style-name="T27"> </text:span></text:span><text:span text:style-name="ГОСТ_5f_текст_5f_Косенок"><text:span text:style-name="T33">reverse_bits </text:span></text:span><text:span text:style-name="ГОСТ_5f_текст_5f_Косенок"><text:span text:style-name="T34">(ф</text:span></text:span><text:span text:style-name="ГОСТ_5f_текст_5f_Косенок"><text:span text:style-name="T33">ункция для нахождения перевёрнутого числа</text:span></text:span><text:span text:style-name="ГОСТ_5f_текст_5f_Косенок"><text:span text:style-name="T34">);</text:span></text:span><text:span text:style-name="ГОСТ_5f_текст_5f_Косенок"> </text:span></text:p>
        </text:list-item>
        <text:list-item>
          <text:p text:style-name="P2"><text:span text:style-name="ГОСТ_5f_текст_5f_Косенок"><text:span text:style-name="T33">uint64_t</text:span></text:span><text:span text:style-name="ГОСТ_5f_текст_5f_Косенок"><text:span text:style-name="T27"> </text:span></text:span><text:span text:style-name="ГОСТ_5f_текст_5f_Косенок"><text:span text:style-name="T33">get_respond_bit </text:span></text:span><text:span text:style-name="ГОСТ_5f_текст_5f_Косенок"><text:span text:style-name="T34">(ф</text:span></text:span><text:span text:style-name="ГОСТ_5f_текст_5f_Косенок"><text:span text:style-name="T33">ункция для генерации псевдослучайного числа</text:span></text:span><text:span text:style-name="ГОСТ_5f_текст_5f_Косенок"><text:span text:style-name="T34">).</text:span></text:span></text:p>
        </text:list-item>
      </text:list>
      <text:p text:style-name="ГОСТ_5f_основной_5f_текст_5f_Косенок"><text:span text:style-name="ГОСТ_5f_текст_5f_Косенок"><text:span text:style-name="T85">Реализация всех методов класса находится в файле </text:span></text:span><text:span text:style-name="ГОСТ_5f_текст_5f_Косенок"><text:span text:style-name="T35">LFSR_Galois</text:span></text:span><text:span text:style-name="ГОСТ_5f_текст_5f_Косенок"><text:span text:style-name="T78">.cpp.</text:span></text:span></text:p>
      <text:p text:style-name="ГОСТ_5f_основной_5f_текст_5f_Косенок"><text:span text:style-name="ГОСТ_5f_текст_5f_Косенок"><text:span text:style-name="T54">На заключительном этапе разработки кода программы был реализован класс c именем G</text:span></text:span><text:span text:style-name="ГОСТ_5f_текст_5f_Косенок"><text:span text:style-name="T78">alois</text:span></text:span><text:span text:style-name="ГОСТ_5f_текст_5f_Косенок"><text:span text:style-name="T54">Error, который является наследником класса </text:span></text:span><text:span text:style-name="ГОСТ_5f_текст_5f_Косенок"><text:span text:style-name="T78">runtime_error</text:span></text:span><text:span text:style-name="ГОСТ_5f_текст_5f_Косенок"><text:span text:style-name="T54">. Описание данного класса находится в заголовочном файле </text:span></text:span><text:span text:style-name="ГОСТ_5f_текст_5f_Косенок"><text:span text:style-name="T38">LFSR_Galois</text:span></text:span><text:span text:style-name="ГОСТ_5f_текст_5f_Косенок"><text:span text:style-name="T54">.h. </text:span></text:span></text:p>
      <text:p text:style-name="ГОСТ_5f_основной_5f_текст_5f_Косенок"><text:span text:style-name="ГОСТ_5f_текст_5f_Косенок"><text:span text:style-name="T62">Разработка модульного тестирования и выполнение тестирования </text:span></text:span></text:p>
      <text:p text:style-name="ГОСТ_5f_основной_5f_текст_5f_Косенок"><text:span text:style-name="ГОСТ_5f_текст_5f_Косенок"><text:span text:style-name="T12">Для проверки работоспособности программы были созданы модульные тесты. Идея состоит в том, чтобы писать тесты для каждой нетривиальной функции или метода. Тестовые сценарии реализовывались для метод</text:span></text:span><text:span text:style-name="ГОСТ_5f_текст_5f_Косенок"><text:span text:style-name="T13">ов: </text:span></text:span><text:span text:style-name="ГОСТ_5f_текст_5f_Косенок"><text:span text:style-name="T15">reverse_bits, get_random_bits, get_respond_bits, set_start_bits.</text:span></text:span></text:p>
      <text:p text:style-name="ГОСТ_5f_основной_5f_текст_5f_Косенок"><text:span text:style-name="ГОСТ_5f_текст_5f_Косенок"><text:span text:style-name="T63">Приёмочное тестирование программы</text:span></text:span></text:p>
      <text:p text:style-name="ГОСТ_5f_основной_5f_текст_5f_Косенок"><text:soft-page-break/><text:span text:style-name="ГОСТ_5f_текст_5f_Косенок"><text:span text:style-name="T1">Приёмочное тестирование — это методика тестирования, выполняемая для определения того, соответствует ли программная система требованиям спецификации. </text:span></text:span></text:p>
      <text:p text:style-name="ГОСТ_5f_основной_5f_текст_5f_Косенок"><text:span text:style-name="ГОСТ_5f_текст_5f_Косенок"><text:span text:style-name="T1">Так как основным требованием к программе было генерация псевдослучайной последовательности, то приемочное тестирование было проведено по следующим тестовым сценариям: </text:span></text:span></text:p>
      <text:list xml:id="list1406538750" text:style-name="ГОСТ_5f_многоуровневый_5f_2_5f_Косенок">
        <text:list-item>
          <text:p text:style-name="P3"><text:span text:style-name="ГОСТ_5f_текст_5f_Косенок"><text:span text:style-name="T1">Протестировать операцию выхода.</text:span></text:span></text:p>
        </text:list-item>
        <text:list-item>
          <text:p text:style-name="P3"><text:span text:style-name="ГОСТ_5f_текст_5f_Косенок"><text:span text:style-name="T1">Протестировать операцию, которая не реализована в программе.</text:span></text:span></text:p>
        </text:list-item>
        <text:list-item>
          <text:p text:style-name="P3"><text:span text:style-name="ГОСТ_5f_текст_5f_Косенок"><text:span text:style-name="T10">Протестировать операцию генерации последовательности, указав </text:span></text:span><text:span text:style-name="ГОСТ_5f_текст_5f_Косенок"><text:span text:style-name="T11">корректное и некорректное</text:span></text:span><text:span text:style-name="ГОСТ_5f_текст_5f_Косенок"><text:span text:style-name="T10"> кол-во генерируемых чисел.</text:span></text:span></text:p>
        </text:list-item>
      </text:list>
      <text:p text:style-name="P4"><text:span text:style-name="ГОСТ_5f_текст_5f_Косенок"><text:span text:style-name="T64">Документирование</text:span></text:span></text:p>
      <text:p text:style-name="P4"><text:span text:style-name="ГОСТ_5f_текст_5f_Косенок">Для реализованной программы была написана документация с использованием пакета «Doxygen». Изначально был создан конфигурационный файл проекта. Он создан в каталоге, где находятся исходные тексты документируемых программ. Для этого в командной строке выполнена команда doxygen -g. После ее выполнения был создан файл настроек Doxyfile с настройками по умолчанию. Данный настройки были отредактированы: Осуществлялось документирование кода при помощи документирующего блока. Блоки размещались либо перед или после объявления или определения класса, члена класса, функции, пространства имён и т. д.</text:span></text:p>
      <text:p text:style-name="P4"><text:span text:style-name="ГОСТ_5f_текст_5f_Косенок"><text:span text:style-name="T56">Заключение</text:span></text:span></text:p>
      <text:p text:style-name="P4"><text:span text:style-name="ГОСТ_5f_текст_5f_Косенок">В результате курсовой работы был разработан генератор псевдослучайной последовательности на базе регистра сдвига с линейной обратной связью с разрядностью </text:span><text:span text:style-name="ГОСТ_5f_текст_5f_Косенок"><text:span text:style-name="T18">64</text:span></text:span><text:span text:style-name="ГОСТ_5f_текст_5f_Косенок"> бит в конфигурации </text:span><text:span text:style-name="ГОСТ_5f_текст_5f_Косенок"><text:span text:style-name="T19">Галуа</text:span></text:span><text:span text:style-name="ГОСТ_5f_текст_5f_Косенок">. </text:span></text:p>
      <text:p text:style-name="P4"><text:span text:style-name="ГОСТ_5f_текст_5f_Косенок">По выполнению данной курсовой работы можно сделать вывод, что все задания были выполнены в полном объеме. 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adornments="Regular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ГОСТ_5f_основной_5f_текст_5f_Косенок" style:display-name="ГОСТ_основной_текст_Косенок" style:family="paragraph" style:parent-style-name="Standard" style:master-page-name="">
      <style:paragraph-properties fo:margin-left="0cm" fo:margin-right="0cm" fo:line-height="150%" fo:text-align="justify" style:justify-single-word="false" fo:text-indent="1.251cm" style:auto-text-indent="false" style:page-number="auto"/>
      <style:text-properties style:font-name="Times New Roman1" fo:font-family="'Times New Roman'" style:font-style-name="Обычный" style:font-family-generic="roman" style:font-pitch="variable" fo:font-size="14pt"/>
    </style:style>
    <style:style style:name="ГОСТ_5f_текст_5f_Косенок" style:display-name="ГОСТ_текст_Косенок" style:family="text">
      <style:text-properties style:font-name="Times New Roman1" fo:font-family="'Times New Roman'" style:font-style-name="Обычный" style:font-family-generic="roman" style:font-pitch="variable"/>
    </style:style>
    <style:style style:name="Index_20_Link" style:display-name="Index Link" style:family="text"/>
    <style:style style:name="Numbering_20_Symbols" style:display-name="Numbering Symbols" style:family="text">
      <style:text-properties style:font-name="Times New Roman" fo:font-family="'Times New Roman'" style:font-family-generic="roman" style:font-pitch="variable" fo:font-size="14pt" style:font-size-asian="12.25pt" style:font-size-complex="14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ГОСТ_5f_маркированный_5f_Косенок" style:display-name="ГОСТ_маркированный_Косенок">
      <text:list-level-style-bullet text:level="1" text:style-name="Index_20_Link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OpenSymbol"/>
      </text:list-level-style-bullet>
      <text:list-level-style-number text:level="2" text:style-name="Numbering_20_Symbols" style:num-prefix="—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—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—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—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—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—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—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—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—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ГОСТ_5f_многоуровневый_5f_2_5f_Косенок" style:display-name="ГОСТ_многоуровневый_2_Косенок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ru" number:country="RU">₽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08P0"/>
    </number:currency-style>
    <number:currency-style style:name="N110P0" style:volatile="true">
      <number:number number:decimal-places="0" number:min-decimal-places="0" number:min-integer-digits="1" number:grouping="true"/>
      <number:text> </number:text>
      <number:currency-symbol number:language="ru" number:country="RU">₽</number:currency-symbol>
    </number:currency-style>
    <number:currency-style style:name="N110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10P0"/>
    </number:currency-styl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1.2$Windows_x86 LibreOffice_project/7cbcfc562f6eb6708b5ff7d7397325de9e764452</meta:generator>
    <dc:date>2021-09-15T20:21:41.853000000</dc:date>
    <meta:editing-duration>PT14M24S</meta:editing-duration>
    <meta:editing-cycles>6</meta:editing-cycles>
    <meta:document-statistic meta:table-count="0" meta:image-count="0" meta:object-count="0" meta:page-count="5" meta:paragraph-count="74" meta:word-count="909" meta:character-count="7291" meta:non-whitespace-character-count="6469"/>
  </office:meta>
</office:document-meta>
</file>